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54in"/>
    </style:style>
    <style:style style:name="co2" style:family="table-column">
      <style:table-column-properties fo:break-before="auto" style:column-width="1.1146in"/>
    </style:style>
    <style:style style:name="ro1" style:family="table-row">
      <style:table-row-properties style:row-height="0.233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name-asian="Noto Sans CJK SC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" style:font-name-asian="Noto Sans CJK SC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カテゴリー" table:style-name="ta1">
        <table:table-column table:style-name="co1" table:default-cell-style-name="ce3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<text:span text:style-name="T1">Xseeds</text:span><text:span text:style-name="T2">管理者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企業担当者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Xseeds</text:span><text:span text:style-name="T2">担当者</text:span><text:span text:style-name="T3">_ALL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Xseeds</text:span><text:span text:style-name="T2">担当者リーダ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Xseeds</text:span><text:span text:style-name="T2">担当者</text:span><text:span text:style-name="T3">_</text:span><text:span text:style-name="T2">日本人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IT</text:span><text:span text:style-name="T2">日本語教師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営業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iz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Xseeds</text:span><text:span text:style-name="T2">担当者</text:span><text:span text:style-name="T3">_TC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Xseeds</text:span><text:span text:style-name="T2">担当者</text:span><text:span text:style-name="T3">_</text:span><text:span text:style-name="T2">ベトナム人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面接コンサルタント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レビュアー</text:p>
          </table:table-cell>
          <table:table-cell table:number-columns-repeated="63"/>
        </table:table-row>
        <table:table-row table:style-name="ro3" table:number-rows-repeated="104856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09:06:06.1550236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20T11:13:35.855439583</meta:creation-date>
    <dc:date>2021-11-04T09:06:23.188549200</dc:date>
    <meta:editing-duration>PT30S</meta:editing-duration>
    <meta:editing-cycles>2</meta:editing-cycles>
    <meta:generator>LibreOffice/7.2.2.2$Linux_X86_64 LibreOffice_project/20$Build-2</meta:generator>
    <meta:document-statistic meta:table-count="1" meta:cell-count="12" meta:object-count="0"/>
  </office:meta>
</office:document-meta>
</file>